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TMLVorformatiert" style:master-page-name="MP0" style:family="paragraph">
      <style:paragraph-properties fo:break-before="page" fo:background-color="#1E1F22"/>
    </style:style>
    <style:style style:name="T2" style:parent-style-name="Absatz-Standardschriftart" style:family="text">
      <style:text-properties fo:color="#CF8E6D"/>
    </style:style>
    <style:style style:name="T3" style:parent-style-name="Absatz-Standardschriftart" style:family="text">
      <style:text-properties fo:color="#BCBEC4"/>
    </style:style>
    <style:style style:name="T4" style:parent-style-name="Absatz-Standardschriftart" style:family="text">
      <style:text-properties fo:color="#BCBEC4"/>
    </style:style>
    <style:style style:name="T5" style:parent-style-name="Absatz-Standardschriftart" style:family="text">
      <style:text-properties fo:color="#CF8E6D"/>
    </style:style>
    <style:style style:name="T6" style:parent-style-name="Absatz-Standardschriftart" style:family="text">
      <style:text-properties fo:color="#BCBEC4"/>
    </style:style>
    <style:style style:name="T7" style:parent-style-name="Absatz-Standardschriftart" style:family="text">
      <style:text-properties fo:color="#BCBEC4"/>
    </style:style>
    <style:style style:name="T8" style:parent-style-name="Absatz-Standardschriftart" style:family="text">
      <style:text-properties fo:color="#CF8E6D"/>
    </style:style>
    <style:style style:name="T9" style:parent-style-name="Absatz-Standardschriftart" style:family="text">
      <style:text-properties fo:color="#56A8F5"/>
    </style:style>
    <style:style style:name="T10" style:parent-style-name="Absatz-Standardschriftart" style:family="text">
      <style:text-properties fo:color="#BCBEC4"/>
    </style:style>
    <style:style style:name="T11" style:parent-style-name="Absatz-Standardschriftart" style:family="text">
      <style:text-properties fo:color="#BCBEC4"/>
    </style:style>
    <style:style style:name="T12" style:parent-style-name="Absatz-Standardschriftart" style:family="text">
      <style:text-properties fo:color="#7A7E85"/>
    </style:style>
    <style:style style:name="T13" style:parent-style-name="Absatz-Standardschriftart" style:family="text">
      <style:text-properties fo:color="#7A7E85"/>
    </style:style>
    <style:style style:name="T14" style:parent-style-name="Absatz-Standardschriftart" style:family="text">
      <style:text-properties fo:color="#BCBEC4"/>
    </style:style>
    <style:style style:name="T15" style:parent-style-name="Absatz-Standardschriftart" style:family="text">
      <style:text-properties fo:color="#CF8E6D"/>
    </style:style>
    <style:style style:name="T16" style:parent-style-name="Absatz-Standardschriftart" style:family="text">
      <style:text-properties fo:color="#BCBEC4"/>
    </style:style>
    <style:style style:name="T17" style:parent-style-name="Absatz-Standardschriftart" style:family="text">
      <style:text-properties fo:color="#6AAB73"/>
    </style:style>
    <style:style style:name="T18" style:parent-style-name="Absatz-Standardschriftart" style:family="text">
      <style:text-properties fo:color="#BCBEC4"/>
    </style:style>
    <style:style style:name="T19" style:parent-style-name="Absatz-Standardschriftart" style:family="text">
      <style:text-properties fo:color="#2AACB8"/>
    </style:style>
    <style:style style:name="T20" style:parent-style-name="Absatz-Standardschriftart" style:family="text">
      <style:text-properties fo:color="#BCBEC4"/>
    </style:style>
    <style:style style:name="T21" style:parent-style-name="Absatz-Standardschriftart" style:family="text">
      <style:text-properties fo:color="#BCBEC4"/>
    </style:style>
    <style:style style:name="T22" style:parent-style-name="Absatz-Standardschriftart" style:family="text">
      <style:text-properties fo:color="#BCBEC4"/>
    </style:style>
    <style:style style:name="T23" style:parent-style-name="Absatz-Standardschriftart" style:family="text">
      <style:text-properties fo:color="#7A7E85"/>
    </style:style>
    <style:style style:name="T24" style:parent-style-name="Absatz-Standardschriftart" style:family="text">
      <style:text-properties fo:color="#7A7E85"/>
    </style:style>
    <style:style style:name="T25" style:parent-style-name="Absatz-Standardschriftart" style:family="text">
      <style:text-properties fo:color="#BCBEC4"/>
    </style:style>
    <style:style style:name="T26" style:parent-style-name="Absatz-Standardschriftart" style:family="text">
      <style:text-properties fo:font-style="italic" style:font-style-asian="italic" style:font-style-complex="italic" fo:color="#C77DBB"/>
    </style:style>
    <style:style style:name="T27" style:parent-style-name="Absatz-Standardschriftart" style:family="text">
      <style:text-properties fo:color="#BCBEC4"/>
    </style:style>
    <style:style style:name="T28" style:parent-style-name="Absatz-Standardschriftart" style:family="text">
      <style:text-properties fo:color="#6AAB73"/>
    </style:style>
    <style:style style:name="T29" style:parent-style-name="Absatz-Standardschriftart" style:family="text">
      <style:text-properties fo:color="#BCBEC4"/>
    </style:style>
    <style:style style:name="T30" style:parent-style-name="Absatz-Standardschriftart" style:family="text">
      <style:text-properties fo:color="#BCBEC4"/>
    </style:style>
    <style:style style:name="T31" style:parent-style-name="Absatz-Standardschriftart" style:family="text">
      <style:text-properties fo:font-style="italic" style:font-style-asian="italic" style:font-style-complex="italic" fo:color="#C77DBB"/>
    </style:style>
    <style:style style:name="T32" style:parent-style-name="Absatz-Standardschriftart" style:family="text">
      <style:text-properties fo:color="#BCBEC4"/>
    </style:style>
    <style:style style:name="T33" style:parent-style-name="Absatz-Standardschriftart" style:family="text">
      <style:text-properties fo:color="#6AAB73"/>
    </style:style>
    <style:style style:name="T34" style:parent-style-name="Absatz-Standardschriftart" style:family="text">
      <style:text-properties fo:color="#BCBEC4"/>
    </style:style>
    <style:style style:name="T35" style:parent-style-name="Absatz-Standardschriftart" style:family="text">
      <style:text-properties fo:color="#BCBEC4"/>
    </style:style>
    <style:style style:name="T36" style:parent-style-name="Absatz-Standardschriftart" style:family="text">
      <style:text-properties fo:color="#BCBEC4"/>
    </style:style>
    <style:style style:name="T37" style:parent-style-name="Absatz-Standardschriftart" style:family="text">
      <style:text-properties fo:color="#7A7E85"/>
    </style:style>
    <style:style style:name="T38" style:parent-style-name="Absatz-Standardschriftart" style:family="text">
      <style:text-properties fo:color="#7A7E85"/>
    </style:style>
    <style:style style:name="T39" style:parent-style-name="Absatz-Standardschriftart" style:family="text">
      <style:text-properties fo:color="#BCBEC4"/>
    </style:style>
    <style:style style:name="T40" style:parent-style-name="Absatz-Standardschriftart" style:family="text">
      <style:text-properties fo:color="#6AAB73"/>
    </style:style>
    <style:style style:name="T41" style:parent-style-name="Absatz-Standardschriftart" style:family="text">
      <style:text-properties fo:color="#BCBEC4"/>
    </style:style>
    <style:style style:name="T42" style:parent-style-name="Absatz-Standardschriftart" style:family="text">
      <style:text-properties fo:color="#BCBEC4"/>
    </style:style>
    <style:style style:name="T43" style:parent-style-name="Absatz-Standardschriftart" style:family="text">
      <style:text-properties fo:font-style="italic" style:font-style-asian="italic" style:font-style-complex="italic" fo:color="#C77DBB"/>
    </style:style>
    <style:style style:name="T44" style:parent-style-name="Absatz-Standardschriftart" style:family="text">
      <style:text-properties fo:color="#BCBEC4"/>
    </style:style>
    <style:style style:name="T45" style:parent-style-name="Absatz-Standardschriftart" style:family="text">
      <style:text-properties fo:color="#6AAB73"/>
    </style:style>
    <style:style style:name="T46" style:parent-style-name="Absatz-Standardschriftart" style:family="text">
      <style:text-properties fo:color="#BCBEC4"/>
    </style:style>
    <style:style style:name="T47" style:parent-style-name="Absatz-Standardschriftart" style:family="text">
      <style:text-properties fo:color="#BCBEC4"/>
    </style:style>
    <style:style style:name="T48" style:parent-style-name="Absatz-Standardschriftart" style:family="text">
      <style:text-properties fo:color="#BCBEC4"/>
    </style:style>
    <style:style style:name="P49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0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1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2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3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4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5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6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7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8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P59" style:parent-style-name="Standard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6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6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6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6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7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72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7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76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8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8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8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83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CH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8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8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8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0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5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0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0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0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0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CH"/>
    </style:style>
    <style:style style:name="T1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08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3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14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1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1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CH"/>
    </style:style>
    <style:style style:name="T1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1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21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26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2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2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29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CH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33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3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3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CH"/>
    </style:style>
    <style:style style:name="T14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41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CH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4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4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CH"/>
    </style:style>
    <style:style style:name="T1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48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de" style:country-asian="CH"/>
    </style:style>
    <style:style style:name="T1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  <style:style style:name="T1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CH"/>
    </style:style>
  </office:automatic-styles>
  <office:body>
    <office:text text:use-soft-page-breaks="true">
      <text:p text:style-name="P1"><text:span text:style-name="T2">package<text:s/></text:span><text:span text:style-name="T3">ch.bbw.jc;</text:span><text:span text:style-name="T4"><text:line-break/></text:span><text:span text:style-name="T5">public class<text:s/></text:span><text:span text:style-name="T6">Main {</text:span><text:span text:style-name="T7"><text:line-break/><text:s text:c="4"/></text:span><text:span text:style-name="T8">public static void<text:s/></text:span><text:span text:style-name="T9">main</text:span><text:span text:style-name="T10">(String[] args) {</text:span><text:span text:style-name="T11"><text:line-break/><text:s text:c="8"/></text:span><text:span text:style-name="T12">// Erstellen Sie ein Objekt der Klasse Person</text:span><text:span text:style-name="T13"><text:line-break/><text:s text:c="8"/></text:span><text:span text:style-name="T14">Person person1 =<text:s/></text:span><text:span text:style-name="T15">new<text:s/></text:span><text:span text:style-name="T16">Person(</text:span><text:span text:style-name="T17">"Max Mustermann"</text:span><text:span text:style-name="T18">,<text:s/></text:span><text:span text:style-name="T19">30</text:span><text:span text:style-name="T20">);</text:span><text:span text:style-name="T21"><text:line-break/></text:span><text:span text:style-name="T22"><text:line-break/><text:s text:c="8"/></text:span><text:span text:style-name="T23">// Zugriff auf Attribute und Methoden der Klasse Person</text:span><text:span text:style-name="T24"><text:line-break/><text:s text:c="8"/></text:span><text:span text:style-name="T25">System.</text:span><text:span text:style-name="T26">out</text:span><text:span text:style-name="T27">.println(</text:span><text:span text:style-name="T28">"Name: "<text:s/></text:span><text:span text:style-name="T29">+ person1.getName());</text:span><text:span text:style-name="T30"><text:line-break/><text:s text:c="8"/>System.</text:span><text:span text:style-name="T31">out</text:span><text:span text:style-name="T32">.println(</text:span><text:span text:style-name="T33">"Alter: "<text:s/></text:span><text:span text:style-name="T34">+ person1.getAlter());</text:span><text:span text:style-name="T35"><text:line-break/></text:span><text:span text:style-name="T36"><text:line-break/><text:s text:c="8"/></text:span><text:span text:style-name="T37">// Ändern Sie den Namen der Person</text:span><text:span text:style-name="T38"><text:line-break/><text:s text:c="8"/></text:span><text:span text:style-name="T39">person1.setName(</text:span><text:span text:style-name="T40">"Erika Musterfrau"</text:span><text:span text:style-name="T41">);</text:span><text:span text:style-name="T42"><text:line-break/><text:s text:c="8"/>System.</text:span><text:span text:style-name="T43">out</text:span><text:span text:style-name="T44">.println(</text:span><text:span text:style-name="T45">"Neuer Name: "<text:s/></text:span><text:span text:style-name="T46">+ person1.getName());</text:span><text:span text:style-name="T47"><text:line-break/><text:s text:c="4"/>}</text:span><text:span text:style-name="T48"><text:line-break/>}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package<text:s/></text:span><text:span text:style-name="T61">ch.bbw.jc;</text:span><text:span text:style-name="T62"><text:line-break/></text:span><text:span text:style-name="T63"><text:line-break/></text:span><text:span text:style-name="T64">public class<text:s/></text:span><text:span text:style-name="T65">Person {</text:span><text:span text:style-name="T66"><text:line-break/><text:s text:c="4"/></text:span><text:span text:style-name="T67">// Attribute der Klasse</text:span><text:span text:style-name="T68"><text:line-break/></text:span><text:span text:style-name="T69"><text:line-break/><text:s text:c="4"/></text:span><text:span text:style-name="T70">private<text:s/></text:span><text:span text:style-name="T71">String<text:s/></text:span><text:span text:style-name="T72">name</text:span><text:span text:style-name="T73">;</text:span><text:span text:style-name="T74"><text:line-break/><text:s text:c="4"/></text:span><text:span text:style-name="T75">private int<text:s/></text:span><text:span text:style-name="T76">alter</text:span><text:span text:style-name="T77">;</text:span><text:span text:style-name="T78"><text:line-break/></text:span><text:span text:style-name="T79"><text:line-break/><text:s text:c="4"/></text:span><text:span text:style-name="T80">// Konstruktor</text:span><text:span text:style-name="T81"><text:line-break/><text:s text:c="4"/></text:span><text:span text:style-name="T82">public<text:s/></text:span><text:span text:style-name="T83">Person</text:span><text:span text:style-name="T84">(String name,<text:s/></text:span><text:span text:style-name="T85">int<text:s/></text:span><text:span text:style-name="T86">alter) {</text:span><text:span text:style-name="T87"><text:line-break/><text:s text:c="8"/></text:span><text:span text:style-name="T88">this</text:span><text:span text:style-name="T89">.</text:span><text:span text:style-name="T90">name<text:s/></text:span><text:span text:style-name="T91">= name;</text:span><text:span text:style-name="T92"><text:line-break/><text:s text:c="8"/></text:span><text:span text:style-name="T93">this</text:span><text:span text:style-name="T94">.</text:span><text:span text:style-name="T95">alter<text:s/></text:span><text:span text:style-name="T96">= alter;</text:span><text:span text:style-name="T97"><text:line-break/><text:s text:c="4"/>}</text:span><text:span text:style-name="T98"><text:line-break/></text:span><text:span text:style-name="T99"><text:line-break/><text:s text:c="4"/></text:span><text:span text:style-name="T100">// Getter-Methode für das Attribut "name"</text:span><text:span text:style-name="T101"><text:line-break/><text:s text:c="4"/></text:span><text:span text:style-name="T102">public<text:s/></text:span><text:span text:style-name="T103">String<text:s/></text:span><text:span text:style-name="T104">getName</text:span><text:span text:style-name="T105">() {</text:span><text:span text:style-name="T106"><text:line-break/><text:s text:c="8"/></text:span><text:span text:style-name="T107">return<text:s/></text:span><text:span text:style-name="T108">name</text:span><text:span text:style-name="T109">;</text:span><text:span text:style-name="T110"><text:line-break/><text:s text:c="4"/>}</text:span><text:span text:style-name="T111"><text:line-break/></text:span><text:span text:style-name="T112"><text:line-break/><text:s text:c="4"/></text:span><text:span text:style-name="T113">// Setter-Methode für das Attribut "name"</text:span><text:span text:style-name="T114"><text:line-break/><text:s text:c="4"/></text:span><text:span text:style-name="T115">public void<text:s/></text:span><text:span text:style-name="T116">setName</text:span><text:span text:style-name="T117">(String name) {</text:span><text:span text:style-name="T118"><text:line-break/><text:s text:c="8"/></text:span><text:span text:style-name="T119">this</text:span><text:span text:style-name="T120">.</text:span><text:span text:style-name="T121">name<text:s/></text:span><text:span text:style-name="T122">= name;</text:span><text:span text:style-name="T123"><text:line-break/><text:s text:c="4"/>}</text:span><text:span text:style-name="T124"><text:line-break/></text:span><text:span text:style-name="T125"><text:line-break/><text:s text:c="4"/></text:span><text:span text:style-name="T126">// Getter-Methode für das Attribut "alter"</text:span><text:span text:style-name="T127"><text:line-break/><text:s text:c="4"/></text:span><text:span text:style-name="T128">public int<text:s/></text:span><text:span text:style-name="T129">getAlter</text:span><text:span text:style-name="T130">() {</text:span><text:span text:style-name="T131"><text:line-break/><text:s text:c="8"/></text:span><text:span text:style-name="T132">return<text:s/></text:span><text:span text:style-name="T133">alter</text:span><text:span text:style-name="T134">;</text:span><text:span text:style-name="T135"><text:line-break/><text:s text:c="4"/>}</text:span><text:span text:style-name="T136"><text:line-break/></text:span><text:span text:style-name="T137"><text:line-break/><text:s text:c="4"/></text:span><text:span text:style-name="T138">// Setter-Methode für das Attribut "alter"</text:span><text:span text:style-name="T139"><text:line-break/><text:s text:c="4"/></text:span><text:span text:style-name="T140">public void<text:s/></text:span><text:span text:style-name="T141">setAlter</text:span><text:span text:style-name="T142">(</text:span><text:span text:style-name="T143">int<text:s/></text:span><text:span text:style-name="T144">alter) {</text:span><text:span text:style-name="T145"><text:line-break/><text:s text:c="8"/></text:span><text:span text:style-name="T146">this</text:span><text:span text:style-name="T147">.</text:span><text:span text:style-name="T148">alter<text:s/></text:span><text:span text:style-name="T149">= alter;</text:span><text:span text:style-name="T150"><text:line-break/><text:s text:c="4"/>}</text:span><text:span text:style-name="T151"><text:line-break/>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CH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CH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ne Chartron</meta:initial-creator>
    <dc:creator>Janne Chartron</dc:creator>
    <meta:creation-date>2023-09-18T17:35:00Z</meta:creation-date>
    <dc:date>2023-09-18T17:36:00Z</dc:date>
    <meta:template xlink:href="Normal.dotm" xlink:type="simple"/>
    <meta:editing-cycles>1</meta:editing-cycles>
    <meta:editing-duration>PT0S</meta:editing-duration>
    <meta:document-statistic meta:page-count="1" meta:paragraph-count="2" meta:word-count="170" meta:character-count="1241" meta:row-count="8" meta:non-whitespace-character-count="1073"/>
  </office:meta>
</office:document-meta>
</file>